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3.6mm"/>
    </style:style>
    <style:style style:name="co3" style:family="table-column">
      <style:table-column-properties fo:break-before="auto" style:column-width="80.22mm"/>
    </style:style>
    <style:style style:name="co4" style:family="table-column">
      <style:table-column-properties fo:break-before="auto" style:column-width="21.18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7.6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3"/>
        <table:table-column table:style-name="co3" table:default-cell-style-name="ce15"/>
        <table:table-column table:style-name="co1" table:default-cell-style-name="ce23"/>
        <table:table-column table:style-name="co4" table:number-columns-repeated="3" table:default-cell-style-name="ce15"/>
        <table:table-column table:style-name="co1" table:number-columns-repeated="250" table:default-cell-style-name="ce1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經營分析表</text:p>
          </table:table-cell>
          <table:covered-table-cell table:number-columns-repeated="6" table:style-name="ce1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項目</text:p>
          </table:table-cell>
          <table:table-cell table:style-name="ce17" office:value-type="string" calcext:value-type="string" table:number-columns-spanned="1" table:number-rows-spanned="2">
            <text:p>經營比率</text:p>
          </table:table-cell>
          <table:table-cell table:style-name="ce17" office:value-type="string" calcext:value-type="string" table:number-columns-spanned="1" table:number-rows-spanned="2">
            <text:p>計算公式</text:p>
          </table:table-cell>
          <table:table-cell table:style-name="ce2" office:value-type="string" calcext:value-type="string" table:number-columns-spanned="1" table:number-rows-spanned="2">
            <text:p>單位</text:p>
          </table:table-cell>
          <table:table-cell table:style-name="ce17" office:value-type="string" calcext:value-type="string" table:number-columns-spanned="3" table:number-rows-spanned="1">
            <text:p>比率</text:p>
          </table:table-cell>
          <table:covered-table-cell table:style-name="ce27"/>
          <table:covered-table-cell table:style-name="ce28"/>
          <table:table-cell table:style-name="ce14" table:number-columns-repeated="1017"/>
        </table:table-row>
        <table:table-row table:style-name="ro2">
          <table:covered-table-cell table:style-name="ce3"/>
          <table:covered-table-cell table:number-columns-repeated="2" table:style-name="ce18"/>
          <table:covered-table-cell table:style-name="ce3"/>
          <table:table-cell table:number-columns-repeated="3" table:style-name="ce26" office:value-type="string" calcext:value-type="string">
            <text:p>年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6">
            <text:p>收益力分析</text:p>
          </table:table-cell>
          <table:table-cell table:style-name="ce17" office:value-type="string" calcext:value-type="string" table:number-columns-spanned="1" table:number-rows-spanned="2">
            <text:p>營業收入淨益率</text:p>
          </table:table-cell>
          <table:table-cell table:style-name="ce24" office:value-type="string" calcext:value-type="string">
            <text:p>本期淨利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4"/>
          <table:covered-table-cell table:style-name="ce18"/>
          <table:table-cell table:style-name="ce25" office:value-type="string" calcext:value-type="string">
            <text:p>銷貨淨額</text:p>
            <draw:line table:end-cell-address="Sheet1.C5" table:end-x="53.67mm" table:end-y="0.28mm" draw:z-index="20" draw:name="線條 57" draw:style-name="gr1" draw:text-style-name="P1" svg:x1="28.91mm" svg:y1="0.28mm" svg:x2="53.67mm" svg:y2="0.28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2">
            <text:p>投資報酬率</text:p>
          </table:table-cell>
          <table:table-cell table:style-name="ce24" office:value-type="string" calcext:value-type="string">
            <text:p>本期淨利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4"/>
          <table:covered-table-cell table:style-name="ce18"/>
          <table:table-cell table:style-name="ce25" office:value-type="string" calcext:value-type="string">
            <text:p>資產總額</text:p>
            <draw:line table:end-cell-address="Sheet1.C7" table:end-x="52.18mm" table:end-y="0.28mm" draw:z-index="18" draw:name="線條 55" draw:style-name="gr1" draw:text-style-name="P1" svg:x1="28.44mm" svg:y1="0.28mm" svg:x2="52.18mm" svg:y2="0.28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2">
            <text:p>資本報酬率</text:p>
          </table:table-cell>
          <table:table-cell table:style-name="ce24" office:value-type="string" calcext:value-type="string">
            <text:p>本期淨利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3"/>
          <table:covered-table-cell table:style-name="ce18"/>
          <table:table-cell table:style-name="ce25" office:value-type="string" calcext:value-type="string">
            <text:p>業主權益</text:p>
            <draw:line table:end-cell-address="Sheet1.C9" table:end-x="53.43mm" table:end-y="0.28mm" draw:z-index="17" draw:name="線條 54" draw:style-name="gr1" draw:text-style-name="P1" svg:x1="27.66mm" svg:y1="0.28mm" svg:x2="53.43mm" svg:y2="0.28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table-cell table:style-name="ce5" office:value-type="string" calcext:value-type="string" table:number-columns-spanned="1" table:number-rows-spanned="10">
            <text:p>財務結構及償債能力分析</text:p>
          </table:table-cell>
          <table:table-cell table:style-name="ce17" office:value-type="string" calcext:value-type="string" table:number-columns-spanned="1" table:number-rows-spanned="2">
            <text:p>流動比率</text:p>
          </table:table-cell>
          <table:table-cell table:style-name="ce24" office:value-type="string" calcext:value-type="string">
            <text:p>流動資產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6"/>
          <table:covered-table-cell table:style-name="ce18"/>
          <table:table-cell table:style-name="ce25" office:value-type="string" calcext:value-type="string">
            <text:p>流動負債</text:p>
            <draw:line table:end-cell-address="Sheet1.C11" table:end-x="52.65mm" table:end-y="0.53mm" draw:z-index="19" draw:name="線條 56" draw:style-name="gr1" draw:text-style-name="P1" svg:x1="28.91mm" svg:y1="0.53mm" svg:x2="52.65mm" svg:y2="0.53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6"/>
          <table:table-cell table:style-name="ce17" office:value-type="string" calcext:value-type="string" table:number-columns-spanned="1" table:number-rows-spanned="2">
            <text:p>速動比率</text:p>
          </table:table-cell>
          <table:table-cell table:style-name="ce24" office:value-type="string" calcext:value-type="string">
            <text:p>現金＋有價證券＋應收款項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6"/>
          <table:covered-table-cell table:style-name="ce18"/>
          <table:table-cell table:style-name="ce25" office:value-type="string" calcext:value-type="string">
            <text:p>流動負債</text:p>
            <draw:line table:end-cell-address="Sheet1.C13" table:end-x="69.1mm" table:end-y="0.53mm" draw:z-index="13" draw:name="線條 49" draw:style-name="gr1" draw:text-style-name="P1" svg:x1="10.5mm" svg:y1="0.53mm" svg:x2="69.1mm" svg:y2="0.53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6"/>
          <table:table-cell table:style-name="ce17" office:value-type="string" calcext:value-type="string" table:number-columns-spanned="1" table:number-rows-spanned="2">
            <text:p>負債比率</text:p>
          </table:table-cell>
          <table:table-cell table:style-name="ce24" office:value-type="string" calcext:value-type="string">
            <text:p>負債總額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6"/>
          <table:covered-table-cell table:style-name="ce18"/>
          <table:table-cell table:style-name="ce25" office:value-type="string" calcext:value-type="string">
            <text:p>業主權益</text:p>
            <draw:line table:end-cell-address="Sheet1.C15" table:end-x="52.41mm" table:end-y="0.81mm" draw:z-index="16" draw:name="線條 52" draw:style-name="gr1" draw:text-style-name="P1" svg:x1="28.91mm" svg:y1="0.81mm" svg:x2="52.41mm" svg:y2="0.81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6"/>
          <table:table-cell table:style-name="ce17" office:value-type="string" calcext:value-type="string" table:number-columns-spanned="1" table:number-rows-spanned="2">
            <text:p>固定比率</text:p>
          </table:table-cell>
          <table:table-cell table:style-name="ce24" office:value-type="string" calcext:value-type="string">
            <text:p>固定資料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6"/>
          <table:covered-table-cell table:style-name="ce18"/>
          <table:table-cell table:style-name="ce25" office:value-type="string" calcext:value-type="string">
            <text:p>業主權益</text:p>
            <draw:line table:end-cell-address="Sheet1.C17" table:end-x="52.41mm" table:end-y="0.8mm" draw:z-index="15" draw:name="線條 51" draw:style-name="gr1" draw:text-style-name="P1" svg:x1="28.91mm" svg:y1="0.8mm" svg:x2="52.41mm" svg:y2="0.8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6"/>
          <table:table-cell table:style-name="ce17" office:value-type="string" calcext:value-type="string" table:number-columns-spanned="1" table:number-rows-spanned="2">
            <text:p>自有資本率</text:p>
          </table:table-cell>
          <table:table-cell table:style-name="ce24" office:value-type="string" calcext:value-type="string">
            <text:p>業主權益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7"/>
          <table:covered-table-cell table:style-name="ce18"/>
          <table:table-cell table:style-name="ce25" office:value-type="string" calcext:value-type="string">
            <text:p>資產總額</text:p>
            <draw:line table:end-cell-address="Sheet1.C19" table:end-x="50.85mm" table:end-y="0.53mm" draw:z-index="14" draw:name="線條 50" draw:style-name="gr1" draw:text-style-name="P1" svg:x1="29.62mm" svg:y1="0.53mm" svg:x2="50.85mm" svg:y2="0.53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10">
            <text:p>經營能力分析</text:p>
          </table:table-cell>
          <table:table-cell table:style-name="ce17" office:value-type="string" calcext:value-type="string" table:number-columns-spanned="1" table:number-rows-spanned="2">
            <text:p>資產週轉率</text:p>
          </table:table-cell>
          <table:table-cell table:style-name="ce24" office:value-type="string" calcext:value-type="string">
            <text:p>銷貨淨額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4"/>
          <table:covered-table-cell table:style-name="ce18"/>
          <table:table-cell table:style-name="ce25" office:value-type="string" calcext:value-type="string">
            <text:p>資產總額</text:p>
            <draw:line table:end-cell-address="Sheet1.C21" table:end-x="50.22mm" table:end-y="0.81mm" draw:z-index="0" draw:name="線條 22" draw:style-name="gr1" draw:text-style-name="P1" svg:x1="29.93mm" svg:y1="0.81mm" svg:x2="50.22mm" svg:y2="0.81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2">
            <text:p>存貨週轉率</text:p>
          </table:table-cell>
          <table:table-cell table:style-name="ce24" office:value-type="string" calcext:value-type="string">
            <text:p>銷貨成本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4"/>
          <table:covered-table-cell table:style-name="ce18"/>
          <table:table-cell table:style-name="ce25" office:value-type="string" calcext:value-type="string">
            <text:p>平均存貨</text:p>
            <draw:line table:end-cell-address="Sheet1.C23" table:end-x="49.67mm" table:end-y="0.53mm" draw:z-index="1" draw:name="線條 23" draw:style-name="gr1" draw:text-style-name="P1" svg:x1="29.38mm" svg:y1="0.53mm" svg:x2="49.67mm" svg:y2="0.53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2">
            <text:p>應收帳款週轉率</text:p>
          </table:table-cell>
          <table:table-cell table:style-name="ce24" office:value-type="string" calcext:value-type="string">
            <text:p>銷貨淨額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4"/>
          <table:covered-table-cell table:style-name="ce18"/>
          <table:table-cell table:style-name="ce25" office:value-type="string" calcext:value-type="string">
            <text:p>平均應收帳款＋平均應收票據</text:p>
            <draw:line table:end-cell-address="Sheet1.C25" table:end-x="72.31mm" table:end-y="0.81mm" draw:z-index="5" draw:name="線條 39" draw:style-name="gr1" draw:text-style-name="P1" svg:x1="8.23mm" svg:y1="0.81mm" svg:x2="72.31mm" svg:y2="0.81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2">
            <text:p>固定資產週轉率</text:p>
          </table:table-cell>
          <table:table-cell table:style-name="ce24" office:value-type="string" calcext:value-type="string">
            <text:p>銷貨淨額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4"/>
          <table:covered-table-cell table:style-name="ce18"/>
          <table:table-cell table:style-name="ce25" office:value-type="string" calcext:value-type="string">
            <text:p>平均固定資產</text:p>
            <draw:line table:end-cell-address="Sheet1.C27" table:end-x="54.61mm" table:end-y="0.29mm" draw:z-index="4" draw:name="線條 36" draw:style-name="gr1" draw:text-style-name="P1" svg:x1="25.15mm" svg:y1="0.29mm" svg:x2="54.61mm" svg:y2="0.29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2">
            <text:p>自有資本週轉率</text:p>
          </table:table-cell>
          <table:table-cell table:style-name="ce24" office:value-type="string" calcext:value-type="string">
            <text:p>銷貨淨額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3"/>
          <table:covered-table-cell table:style-name="ce18"/>
          <table:table-cell table:style-name="ce25" office:value-type="string" calcext:value-type="string">
            <text:p>平均業主權益</text:p>
            <draw:line table:end-cell-address="Sheet1.C29" table:end-x="55.15mm" table:end-y="0mm" draw:z-index="3" draw:name="線條 35" draw:style-name="gr1" draw:text-style-name="P1" svg:x1="25.93mm" svg:y1="0mm" svg:x2="55.15mm" svg:y2="0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2">
          <table:table-cell table:style-name="ce8" office:value-type="string" calcext:value-type="string" table:number-columns-spanned="1" table:number-rows-spanned="4">
            <text:p>成長力分析</text:p>
          </table:table-cell>
          <table:table-cell table:style-name="ce17" office:value-type="string" calcext:value-type="string" table:number-columns-spanned="1" table:number-rows-spanned="2">
            <text:p>營業成長率</text:p>
          </table:table-cell>
          <table:table-cell table:style-name="ce24" office:value-type="string" calcext:value-type="string">
            <text:p>當年營業收入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2">
          <table:covered-table-cell table:style-name="ce9"/>
          <table:covered-table-cell table:style-name="ce18"/>
          <table:table-cell table:style-name="ce25" office:value-type="string" calcext:value-type="string">
            <text:p>基準年營業收入</text:p>
            <draw:line table:end-cell-address="Sheet1.C31" table:end-x="55.62mm" table:end-y="0.25mm" draw:z-index="2" draw:name="線條 34" draw:style-name="gr1" draw:text-style-name="P1" svg:x1="21.94mm" svg:y1="0.25mm" svg:x2="55.62mm" svg:y2="0.25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2">
          <table:covered-table-cell table:style-name="ce9"/>
          <table:table-cell table:style-name="ce17" office:value-type="string" calcext:value-type="string" table:number-columns-spanned="1" table:number-rows-spanned="2">
            <text:p>淨值成長率</text:p>
          </table:table-cell>
          <table:table-cell table:style-name="ce24" office:value-type="string" calcext:value-type="string">
            <text:p>當年業主權益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2">
          <table:covered-table-cell table:style-name="ce10"/>
          <table:covered-table-cell table:style-name="ce18"/>
          <table:table-cell table:style-name="ce25" office:value-type="string" calcext:value-type="string">
            <text:p>基準年業主權益</text:p>
            <draw:line table:end-cell-address="Sheet1.C33" table:end-x="61.89mm" table:end-y="0.54mm" draw:z-index="6" draw:name="線條 40" draw:style-name="gr1" draw:text-style-name="P1" svg:x1="17.47mm" svg:y1="0.54mm" svg:x2="61.89mm" svg:y2="0.54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12">
            <text:p>生產力分析</text:p>
          </table:table-cell>
          <table:table-cell table:style-name="ce17" office:value-type="string" calcext:value-type="string" table:number-columns-spanned="1" table:number-rows-spanned="2">
            <text:p>總生產力</text:p>
          </table:table-cell>
          <table:table-cell table:style-name="ce24" office:value-type="string" calcext:value-type="string">
            <text:p>生產總值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11"/>
          <table:covered-table-cell table:style-name="ce19"/>
          <table:table-cell table:style-name="ce25" office:value-type="string" calcext:value-type="string">
            <text:p>生產總值－淨利</text:p>
            <draw:line table:end-cell-address="Sheet1.C35" table:end-x="58.05mm" table:end-y="1.06mm" draw:z-index="7" draw:name="線條 41" draw:style-name="gr1" draw:text-style-name="P1" svg:x1="21.39mm" svg:y1="1.06mm" svg:x2="58.05mm" svg:y2="1.06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11"/>
          <table:table-cell table:style-name="ce17" office:value-type="string" calcext:value-type="string" table:number-columns-spanned="1" table:number-rows-spanned="2">
            <text:p>資本生產力</text:p>
          </table:table-cell>
          <table:table-cell table:style-name="ce24" office:value-type="string" calcext:value-type="string">
            <text:p>生產總值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11"/>
          <table:covered-table-cell table:style-name="ce19"/>
          <table:table-cell table:style-name="ce25" office:value-type="string" calcext:value-type="string">
            <text:p>總資產</text:p>
            <draw:line table:end-cell-address="Sheet1.C37" table:end-x="50.92mm" table:end-y="0.81mm" draw:z-index="8" draw:name="線條 42" draw:style-name="gr1" draw:text-style-name="P1" svg:x1="28.91mm" svg:y1="0.81mm" svg:x2="50.92mm" svg:y2="0.81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11"/>
          <table:table-cell table:style-name="ce17" office:value-type="string" calcext:value-type="string" table:number-columns-spanned="1" table:number-rows-spanned="2">
            <text:p>每人淨收益</text:p>
          </table:table-cell>
          <table:table-cell table:style-name="ce24" office:value-type="string" calcext:value-type="string">
            <text:p>本期淨利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11"/>
          <table:covered-table-cell table:style-name="ce19"/>
          <table:table-cell table:style-name="ce25" office:value-type="string" calcext:value-type="string">
            <text:p>員工人數</text:p>
            <draw:line table:end-cell-address="Sheet1.C39" table:end-x="53.12mm" table:end-y="1.06mm" draw:z-index="9" draw:name="線條 43" draw:style-name="gr1" draw:text-style-name="P1" svg:x1="29.62mm" svg:y1="1.06mm" svg:x2="53.12mm" svg:y2="1.06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11"/>
          <table:table-cell table:style-name="ce17" office:value-type="string" calcext:value-type="string" table:number-columns-spanned="1" table:number-rows-spanned="2">
            <text:p>用人費與銷貨比率</text:p>
          </table:table-cell>
          <table:table-cell table:style-name="ce24" office:value-type="string" calcext:value-type="string">
            <text:p>薪資總額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11"/>
          <table:covered-table-cell table:style-name="ce19"/>
          <table:table-cell table:style-name="ce25" office:value-type="string" calcext:value-type="string">
            <text:p>銷貨淨額</text:p>
            <draw:line table:end-cell-address="Sheet1.C41" table:end-x="52.65mm" table:end-y="0.53mm" draw:z-index="10" draw:name="線條 44" draw:style-name="gr1" draw:text-style-name="P1" svg:x1="29.15mm" svg:y1="0.53mm" svg:x2="52.65mm" svg:y2="0.53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11"/>
          <table:table-cell table:style-name="ce17" office:value-type="string" calcext:value-type="string" table:number-columns-spanned="1" table:number-rows-spanned="2">
            <text:p>生產效率</text:p>
          </table:table-cell>
          <table:table-cell table:style-name="ce24" office:value-type="string" calcext:value-type="string">
            <text:p>入倉完成品折算標準工時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11"/>
          <table:covered-table-cell table:style-name="ce19"/>
          <table:table-cell table:style-name="ce25" office:value-type="string" calcext:value-type="string">
            <text:p>作業員實際工時</text:p>
            <draw:line table:end-cell-address="Sheet1.C43" table:end-x="67.61mm" table:end-y="0.81mm" draw:z-index="11" draw:name="線條 45" draw:style-name="gr1" draw:text-style-name="P1" svg:x1="13.24mm" svg:y1="0.81mm" svg:x2="67.61mm" svg:y2="0.81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covered-table-cell table:style-name="ce11"/>
          <table:table-cell table:style-name="ce17" office:value-type="string" calcext:value-type="string" table:number-columns-spanned="1" table:number-rows-spanned="2">
            <text:p>勞動生產力</text:p>
          </table:table-cell>
          <table:table-cell table:style-name="ce24" office:value-type="string" calcext:value-type="string">
            <text:p>附加價值</text:p>
          </table:table-cell>
          <table:table-cell table:style-name="ce19" office:value-type="string" calcext:value-type="string" table:number-columns-spanned="1" table:number-rows-spanned="2">
            <text:p>%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4" table:number-columns-repeated="1017"/>
        </table:table-row>
        <table:table-row table:style-name="ro3">
          <table:covered-table-cell table:style-name="ce11"/>
          <table:covered-table-cell table:style-name="ce19"/>
          <table:table-cell table:style-name="ce25" office:value-type="string" calcext:value-type="string">
            <text:p>（期初作業員＋期末作業員）<text:span text:style-name="T1">÷</text:span><text:span text:style-name="T2">２</text:span></text:p>
            <draw:line table:end-cell-address="Sheet1.C45" table:end-x="76.54mm" table:end-y="0.28mm" draw:z-index="12" draw:name="線條 47" draw:style-name="gr1" draw:text-style-name="P1" svg:x1="5.72mm" svg:y1="0.28mm" svg:x2="76.54mm" svg:y2="0.28mm">
              <text:p/>
            </draw:line>
          </table:table-cell>
          <table:covered-table-cell table:number-columns-repeated="4" table:style-name="ce18"/>
          <table:table-cell table:style-name="ce14" table:number-columns-repeated="1017"/>
        </table:table-row>
        <table:table-row table:style-name="ro3">
          <table:table-cell table:style-name="ce12" office:value-type="string" calcext:value-type="string">
            <text:p>備註：１生產總值：單價<text:span text:style-name="T1">×</text:span><text:span text:style-name="T2">入倉庫成品數量</text:span></text:p>
          </table:table-cell>
          <table:table-cell table:style-name="ce20" table:number-columns-repeated="5"/>
          <table:table-cell table:style-name="ce29"/>
          <table:table-cell table:style-name="ce14" table:number-columns-repeated="1017"/>
        </table:table-row>
        <table:table-row table:style-name="ro3">
          <table:table-cell table:style-name="ce13" office:value-type="string" calcext:value-type="string">
            <text:p>　　　２附加價值：稅前純益＋用人費＋租金＋利息淨支出＋折舊</text:p>
          </table:table-cell>
          <table:table-cell table:style-name="ce21" table:number-columns-repeated="5"/>
          <table:table-cell table:style-name="ce30"/>
          <table:table-cell table:style-name="ce14" table:number-columns-repeated="1017"/>
        </table:table-row>
        <table:table-row table:style-name="ro3" table:number-rows-repeated="3">
          <table:table-cell table:style-name="ce14"/>
          <table:table-cell table:style-name="ce22" table:number-columns-repeated="3"/>
          <table:table-cell table:style-name="ce14" table:number-columns-repeated="1020"/>
        </table:table-row>
        <table:table-row table:style-name="ro4" table:number-rows-repeated="7">
          <table:table-cell table:style-name="ce14"/>
          <table:table-cell table:style-name="ce22" table:number-columns-repeated="3"/>
          <table:table-cell table:style-name="ce14" table:number-columns-repeated="1020"/>
        </table:table-row>
        <table:table-row table:style-name="ro4" table:number-rows-repeated="7">
          <table:table-cell table:number-columns-repeated="2"/>
          <table:table-cell table:style-name="ce23"/>
          <table:table-cell table:number-columns-repeated="1021"/>
        </table:table-row>
        <table:table-row table:style-name="ro5" table:number-rows-repeated="17">
          <table:table-cell table:number-columns-repeated="2"/>
          <table:table-cell table:style-name="ce23"/>
          <table:table-cell table:number-columns-repeated="1021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12:38:49</meta:creation-date>
    <dc:creator>QQ</dc:creator>
    <dc:date>2004-04-24T13:05:48</dc:date>
    <meta:print-date>2004-04-24T13:05:16</meta:print-date>
    <meta:generator>LibreOffice/5.1.1.3$Windows_x86 LibreOffice_project/89f508ef3ecebd2cfb8e1def0f0ba9a803b88a6d</meta:generator>
    <meta:document-statistic meta:table-count="1" meta:cell-count="100" meta:object-count="21"/>
  </office:meta>
</office:document-meta>
</file>